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family-generic="modern" style:font-pitch="fixed"/>
    <style:font-face style:name="Inconsolata" svg:font-family="Inconsolata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5.97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Inconsolata1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Inconsolata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477cm" svg:height="4.064cm" svg:x="7.604cm" svg:y="6.969cm">
          <text:p text:style-name="P1"><text:span text:style-name="T1">Test chord database</text:span></text:p>
          <text:p text:style-name="P1"><text:span text:style-name="T1">reconstru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.477cm" svg:height="4.064cm" svg:x="7.604cm" svg:y="12.049cm">
          <text:p text:style-name="P1"><text:span text:style-name="T1">ANN Develop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477cm" svg:height="4.064cm" svg:x="7.604cm" svg:y="17.029cm">
          <text:p text:style-name="P1"><text:span text:style-name="T1">Testing and</text:span></text:p>
          <text:p text:style-name="P1"><text:span text:style-name="T1">data 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6.477cm" svg:height="4.064cm" svg:x="7.604cm" svg:y="1.889cm">
          <text:p text:style-name="P1"><text:span text:style-name="T1">ANN layer</text:span></text:p>
          <text:p text:style-name="P1"><text:span text:style-name="T1">structure redesig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842cm" svg:y1="5.953cm" svg:x2="10.842cm" svg:y2="6.969cm" draw:start-shape="id1" draw:start-glue-point="2" draw:end-shape="id2" svg:d="M10842 5953v1016" svg:viewBox="0 0 1 1017">
          <text:p/>
        </draw:connector>
        <draw:connector draw:style-name="gr2" draw:text-style-name="P3" draw:layer="layout" svg:x1="10.842cm" svg:y1="11.033cm" svg:x2="10.842cm" svg:y2="12.049cm" draw:start-shape="id2" draw:start-glue-point="2" draw:end-shape="id3" svg:d="M10842 11033v1016" svg:viewBox="0 0 1 1017">
          <text:p/>
        </draw:connector>
        <draw:connector draw:style-name="gr2" draw:text-style-name="P3" draw:layer="layout" svg:x1="10.842cm" svg:y1="16.113cm" svg:x2="10.842cm" svg:y2="17.029cm" draw:start-shape="id3" draw:start-glue-point="2" draw:end-shape="id4" draw:end-glue-point="0" svg:d="M10842 16113v916" svg:viewBox="0 0 1 9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family-generic="modern" style:font-pitch="fixed"/>
    <style:font-face style:name="Inconsolata" svg:font-family="Inconsolata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21:05:20.127000000</meta:creation-date>
    <dc:date>2018-05-10T21:59:53.744000000</dc:date>
    <meta:editing-duration>PT44M12S</meta:editing-duration>
    <meta:editing-cycles>4</meta:editing-cycles>
    <meta:generator>LibreOffice/5.1.5.2$Windows_x86 LibreOffice_project/7a864d8825610a8c07cfc3bc01dd4fce6a9447e5</meta:generator>
    <meta:document-statistic meta:object-count="7"/>
  </office:meta>
</office:document-meta>
</file>